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62.42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59.06mm"/>
    </style:style>
    <style:style style:name="co13" style:family="table-column">
      <style:table-column-properties fo:break-before="auto" style:column-width="49.18mm"/>
    </style:style>
    <style:style style:name="co14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47.36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39.42mm" fo:break-before="auto" style:use-optimal-row-height="false"/>
    </style:style>
    <style:style style:name="ro11" style:family="table-row">
      <style:table-row-properties style:row-height="39.69mm" fo:break-before="auto" style:use-optimal-row-height="false"/>
    </style:style>
    <style:style style:name="ro12" style:family="table-row">
      <style:table-row-properties style:row-height="42.07mm" fo:break-before="auto" style:use-optimal-row-height="false"/>
    </style:style>
    <style:style style:name="ro13" style:family="table-row">
      <style:table-row-properties style:row-height="45.24mm" fo:break-before="auto" style:use-optimal-row-height="false"/>
    </style:style>
    <style:style style:name="ro14" style:family="table-row">
      <style:table-row-properties style:row-height="10.05mm" fo:break-before="auto" style:use-optimal-row-height="true"/>
    </style:style>
    <style:style style:name="ro15" style:family="table-row">
      <style:table-row-properties style:row-height="42.86mm" fo:break-before="auto" style:use-optimal-row-height="false"/>
    </style:style>
    <style:style style:name="ro16" style:family="table-row">
      <style:table-row-properties style:row-height="42.33mm" fo:break-before="auto" style:use-optimal-row-height="false"/>
    </style:style>
    <style:style style:name="ro17" style:family="table-row">
      <style:table-row-properties style:row-height="19.47mm" fo:break-before="auto" style:use-optimal-row-height="true"/>
    </style:style>
    <style:style style:name="ro18" style:family="table-row">
      <style:table-row-properties style:row-height="49.48mm" fo:break-before="auto" style:use-optimal-row-height="false"/>
    </style:style>
    <style:style style:name="ro19" style:family="table-row">
      <style:table-row-properties style:row-height="44.45mm" fo:break-before="auto" style:use-optimal-row-height="false"/>
    </style:style>
    <style:style style:name="ro20" style:family="table-row">
      <style:table-row-properties style:row-height="43.39mm" fo:break-before="auto" style:use-optimal-row-height="false"/>
    </style:style>
    <style:style style:name="ro21" style:family="table-row">
      <style:table-row-properties style:row-height="41.8mm" fo:break-before="auto" style:use-optimal-row-height="false"/>
    </style:style>
    <style:style style:name="ro22" style:family="table-row">
      <style:table-row-properties style:row-height="43.66mm" fo:break-before="auto" style:use-optimal-row-height="false"/>
    </style:style>
    <style:style style:name="ro23" style:family="table-row">
      <style:table-row-properties style:row-height="6.84mm" fo:break-before="auto" style:use-optimal-row-height="true"/>
    </style:style>
    <style:style style:name="ro24" style:family="table-row">
      <style:table-row-properties style:row-height="39.95mm" fo:break-before="auto" style:use-optimal-row-height="false"/>
    </style:style>
    <style:style style:name="ro25" style:family="table-row">
      <style:table-row-properties style:row-height="5.29mm" fo:break-before="auto" style:use-optimal-row-height="true"/>
    </style:style>
    <style:style style:name="ro26" style:family="table-row">
      <style:table-row-properties style:row-height="37.31mm" fo:break-before="auto" style:use-optimal-row-height="false"/>
    </style:style>
    <style:style style:name="ro27" style:family="table-row">
      <style:table-row-properties style:row-height="29.37mm" fo:break-before="auto" style:use-optimal-row-height="false"/>
    </style:style>
    <style:style style:name="ro28" style:family="table-row">
      <style:table-row-properties style:row-height="33.6mm" fo:break-before="auto" style:use-optimal-row-height="false"/>
    </style:style>
    <style:style style:name="ro29" style:family="table-row">
      <style:table-row-properties style:row-height="32.01mm" fo:break-before="auto" style:use-optimal-row-height="false"/>
    </style:style>
    <style:style style:name="ro30" style:family="table-row">
      <style:table-row-properties style:row-height="31.22mm" fo:break-before="auto" style:use-optimal-row-height="false"/>
    </style:style>
    <style:style style:name="ro31" style:family="table-row">
      <style:table-row-properties style:row-height="36.78mm" fo:break-before="auto" style:use-optimal-row-height="false"/>
    </style:style>
    <style:style style:name="ro32" style:family="table-row">
      <style:table-row-properties style:row-height="27.52mm" fo:break-before="auto" style:use-optimal-row-height="false"/>
    </style:style>
    <style:style style:name="ro33" style:family="table-row">
      <style:table-row-properties style:row-height="28.84mm" fo:break-before="auto" style:use-optimal-row-height="false"/>
    </style:style>
    <style:style style:name="ro34" style:family="table-row">
      <style:table-row-properties style:row-height="31.49mm" fo:break-before="auto" style:use-optimal-row-height="false"/>
    </style:style>
    <style:style style:name="ro35" style:family="table-row">
      <style:table-row-properties style:row-height="38.89mm" fo:break-before="auto" style:use-optimal-row-height="false"/>
    </style:style>
    <style:style style:name="ro36" style:family="table-row">
      <style:table-row-properties style:row-height="10.23mm" fo:break-before="auto" style:use-optimal-row-height="true"/>
    </style:style>
    <style:style style:name="ro37" style:family="table-row">
      <style:table-row-properties style:row-height="7.94mm" fo:break-before="auto" style:use-optimal-row-height="false"/>
    </style:style>
    <style:style style:name="ro38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4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6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7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9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10" style:family="text">
      <style:text-properties fo:color="#000000" fo:text-shadow="none" fo:font-size="11pt" fo:font-weight="bold" style:text-underline-style="none" style:text-underline-color="font-color" style:text-line-through-type="none" fo:font-style="normal" style:text-outline="false" style:text-position="0% 100%" style:font-name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text-shadow="none" style:font-style-complex="normal" style:font-style-asian="normal" style:font-weight-complex="bold" style:font-weight-asian="bold" style:font-size-complex="11pt" style:font-size-asian="11pt" style:font-name-complex="Calibri" style:font-name="Calibri" style:text-position="0% 100%" style:text-outline="false" fo:font-style="normal" style:text-line-through-type="none" style:text-underline-style="none" style:text-underline-color="font-color" fo:font-weight="bold" fo:font-size="11pt" fo:color="#000000"/>
    </style:style>
    <style:style style:name="T13" style:family="text">
      <style:text-properties fo:text-shadow="none" style:font-style-complex="normal" style:font-style-asian="normal" style:font-size-complex="11pt" style:font-size-asian="11pt" style:font-name-complex="Calibri" style:font-name="Calibri" style:text-position="0% 100%" style:text-outline="false" fo:font-style="normal" style:text-line-through-type="none" style:text-underline-style="none" style:text-underline-color="font-color" fo:font-size="11pt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53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53"/>
        <table:table-column table:style-name="co10" table:default-cell-style-name="ce60"/>
        <table:table-column table:style-name="co11" table:number-columns-repeated="1014" table:default-cell-style-name="ce41"/>
        <table:table-row table:style-name="ro1">
          <table:table-cell table:style-name="ce40"/>
          <table:table-cell table:style-name="ce42" table:number-columns-repeated="3"/>
          <table:table-cell table:style-name="ce51"/>
          <table:table-cell table:style-name="ce42" table:number-columns-repeated="3"/>
          <table:table-cell table:style-name="ce51"/>
          <table:table-cell table:style-name="ce58"/>
          <table:table-cell table:number-columns-repeated="1014"/>
        </table:table-row>
        <table:table-row table:style-name="ro2">
          <table:table-cell table:style-name="ce40"/>
          <table:table-cell table:style-name="ce43" office:value-type="string" calcext:value-type="string">
            <text:p>Test Case ID</text:p>
          </table:table-cell>
          <table:table-cell table:style-name="ce43" office:value-type="string" calcext:value-type="string">
            <text:p>Test Name</text:p>
          </table:table-cell>
          <table:table-cell table:style-name="ce43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59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Begin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Begin button is pressed</text:span></text:p>
            <text:p/>
            <text:p><text:span text:style-name="T1">Then: </text:span><text:span text:style-name="T2">Robot begins game of Simon Say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begin” button</text:p>
          </table:table-cell>
          <table:table-cell table:style-name="ce54" office:value-type="string" calcext:value-type="string">
            <text:p>robot begins game of simon says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“Simon Says”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simon says” button is pressed</text:span></text:p>
            <text:p/>
            <text:p><text:span text:style-name="T1">Then: </text:span><text:span text:style-name="T2">robot enters dialogue tree with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simon says” button</text:p>
          </table:table-cell>
          <table:table-cell table:style-name="ce54" office:value-type="string" calcext:value-type="string">
            <text:p>robot enters dialgue tree with the phrase “simon says”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7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without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without” button is pressed</text:span></text:p>
            <text:p/>
            <text:p><text:span text:style-name="T1">Then: </text:span><text:span text:style-name="T2">robot enters dialogue tree without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press “without” button</text:p>
          </table:table-cell>
          <table:table-cell table:style-name="ce54" office:value-type="string" calcext:value-type="string">
            <text:p>robot enters dialgue tree without the phrase “simon says”</text:p>
          </table:table-cell>
          <table:table-cell table:style-name="ce5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4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9">
          <table:table-cell/>
          <table:table-cell table:style-name="ce26" office:value-type="string" calcext:value-type="string" table:number-columns-spanned="9" table:number-rows-spanned="1">
            <text:p>“SIMON SAYS” DIALOGUE TREE</text:p>
          </table:table-cell>
          <table:covered-table-cell table:number-columns-repeated="2" table:style-name="ce50"/>
          <table:covered-table-cell table:style-name="ce44"/>
          <table:covered-table-cell table:number-columns-repeated="3" table:style-name="ce54"/>
          <table:covered-table-cell table:style-name="ce16"/>
          <table:covered-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head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1">When: </text:span><text:span text:style-name="T2">1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 is selected at random</text:p>
          </table:table-cell>
          <table:table-cell table:number-columns-repeated="2" table:style-name="ce54" office:value-type="string" calcext:value-type="string">
            <text:p>robot understands and touches head and says “simon says touch hea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hand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3">When: 2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2 is selected at random</text:p>
          </table:table-cell>
          <table:table-cell table:style-name="ce54" office:value-type="string" calcext:value-type="string">
            <text:p>robot understands and touches hand while saying “simon says touch hand”</text:p>
          </table:table-cell>
          <table:table-cell table:style-name="ce54" office:value-type="string" calcext:value-type="string">
            <text:p>robot understands and touches hand and says “simon says touch han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chest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1">When: </text:span><text:span text:style-name="T2">3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3 is selected at random</text:p>
          </table:table-cell>
          <table:table-cell table:style-name="ce54" office:value-type="string" calcext:value-type="string">
            <text:p>robot understands and touches chest and says “simon says touch chest”</text:p>
          </table:table-cell>
          <table:table-cell table:style-name="ce54" office:value-type="string" calcext:value-type="string">
            <text:p>robot understands and touches chest and says “simon says touch ches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2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raise both arms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3">When: 4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4 is selected at random</text:p>
          </table:table-cell>
          <table:table-cell table:number-columns-repeated="2" table:style-name="ce54" office:value-type="string" calcext:value-type="string">
            <text:p>robot understands and raises both hands and says “simon says raise both arms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3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raise one arm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3">When: 5</text:span></text:p>
            <text:p/>
            <text:p><text:span text:style-name="T1">Then: </text:span><text:span text:style-name="T2">robot raises one arm and says “Simon says raise one arm”</text:span></text:p>
            <text:p/>
            <text:p><text:span text:style-name="T3">Prerequisite: </text:span></text:p>
            <text:p><text:span text:style-name="T4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5 is selected at random</text:p>
          </table:table-cell>
          <table:table-cell table:number-columns-repeated="2" table:style-name="ce54" office:value-type="string" calcext:value-type="string">
            <text:p>robot understands and raises one arm and says “simon says raise one arm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touch knee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6</text:span></text:p>
            <text:p/>
            <text:p><text:span text:style-name="T1">Then: </text:span><text:span text:style-name="T2">robot touches knee and says “simon says touch knee”</text:span></text:p>
            <text:p/>
            <text:p><text:span text:style-name="T3">Prerequisite: </text:span></text:p>
            <text:p><text:span text:style-name="T7">“Simon Says” dialogue tree is selected</text:span></text:p>
            <text:p><text:span text:style-name="T3"/></text:p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6 is selected at random</text:p>
          </table:table-cell>
          <table:table-cell table:number-columns-repeated="2" table:style-name="ce54" office:value-type="string" calcext:value-type="string">
            <text:p>robot understands and touches knee and says “simon says touch knee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one arm forward</text:p>
          </table:table-cell>
          <table:table-cell table:style-name="ce48" office:value-type="string" calcext:value-type="string" table:number-columns-spanned="1" table:number-rows-spanned="4">
            <text:p><text:span text:style-name="T8">Given: </text:span><text:span text:style-name="T9">random number is selected</text:span></text:p>
            <text:p/>
            <text:p><text:span text:style-name="T5">When: </text:span><text:span text:style-name="T6">7</text:span></text:p>
            <text:p/>
            <text:p><text:span text:style-name="T1">Then: </text:span><text:span text:style-name="T2">robot holds one arm forward and says “simon says hold one arm forward”</text:span></text:p>
            <text:p/>
            <text:p><text:span text:style-name="T3">Prerequisite: </text:span></text:p>
            <text:p><text:span text:style-name="T7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7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7 is selected at random</text:p>
          </table:table-cell>
          <table:table-cell table:number-columns-repeated="2" table:style-name="ce54" office:value-type="string" calcext:value-type="string">
            <text:p>robot understands and holds one arm forward and says “Simon says hold one arm forwar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8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both arms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8</text:span></text:p>
            <text:p/>
            <text:p><text:span text:style-name="T1">Then: </text:span><text:span text:style-name="T2">robot holds both arms forward and says “Simon says hold both arms forward”</text:span></text:p>
            <text:p/>
            <text:p><text:span text:style-name="T3">Prerequisite: </text:span></text:p>
            <text:p><text:span text:style-name="T7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7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8 is selected at random</text:p>
          </table:table-cell>
          <table:table-cell table:number-columns-repeated="2" table:style-name="ce54" office:value-type="string" calcext:value-type="string">
            <text:p>robot understands and holds both arms forward and says “simon says hold both arms forwar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9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one arm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9</text:span></text:p>
            <text:p/>
            <text:p><text:span text:style-name="T1">Then: </text:span><text:span text:style-name="T2">robot holds one arm out and says “simon says hold one arm out”</text:span></text:p>
            <text:p/>
            <text:p><text:span text:style-name="T3">Prerequisite: </text:span></text:p>
            <text:p><text:span text:style-name="T7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9 is selected at random</text:p>
          </table:table-cell>
          <table:table-cell table:number-columns-repeated="2" table:style-name="ce54" office:value-type="string" calcext:value-type="string">
            <text:p>robot understands and holds one arm out and says “simon says hold one arm out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0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hold both arms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10">When: 10</text:span></text:p>
            <text:p/>
            <text:p><text:span text:style-name="T1">Then: </text:span><text:span text:style-name="T2">robot holds both arms out and says “simon says hold both arms out”</text:span></text:p>
            <text:p/>
            <text:p><text:span text:style-name="T3">Prerequisite: </text:span></text:p>
            <text:p><text:span text:style-name="T7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7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0 is selected at random</text:p>
          </table:table-cell>
          <table:table-cell table:number-columns-repeated="2" table:style-name="ce54" office:value-type="string" calcext:value-type="string">
            <text:p>robot understands and holds both arms out and says “simon says hold both arms out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Simon Says dab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5">When: </text:span><text:span text:style-name="T6">11</text:span></text:p>
            <text:p/>
            <text:p><text:span text:style-name="T1">Then: </text:span><text:span text:style-name="T2">robot dabs and says “simon says dab”</text:span></text:p>
            <text:p/>
            <text:p><text:span text:style-name="T3">Prerequisite: </text:span></text:p>
            <text:p><text:span text:style-name="T11">“Simon Says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simon says” is selected</text:p>
          </table:table-cell>
          <table:table-cell table:number-columns-repeated="2" table:style-name="ce54" office:value-type="string" calcext:value-type="string">
            <text:p>robot is in “simon says” dialgo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1 is selected at random</text:p>
          </table:table-cell>
          <table:table-cell table:number-columns-repeated="2" table:style-name="ce54" office:value-type="string" calcext:value-type="string">
            <text:p>robot understands and dabs and says “simon says dab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2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table-cell table:style-name="ce26" office:value-type="string" calcext:value-type="string" table:number-columns-spanned="9" table:number-rows-spanned="1">
            <text:p>WITHOUT DIALOGUE TREE</text:p>
          </table:table-cell>
          <table:covered-table-cell table:number-columns-repeated="2" table:style-name="ce50"/>
          <table:covered-table-cell table:style-name="ce44"/>
          <table:covered-table-cell table:number-columns-repeated="3" table:style-name="ce54"/>
          <table:covered-table-cell table:style-name="ce16"/>
          <table:covered-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head</text:p>
          </table:table-cell>
          <table:table-cell table:style-name="ce48" office:value-type="string" calcext:value-type="string" table:number-columns-spanned="1" table:number-rows-spanned="4">
            <text:p><text:span text:style-name="T1">Given: </text:span><text:span text:style-name="T2">random number is selected</text:span></text:p>
            <text:p/>
            <text:p><text:span text:style-name="T5">When: </text:span><text:span text:style-name="T6">1</text:span></text:p>
            <text:p/>
            <text:p><text:span text:style-name="T1">Then: </text:span><text:span text:style-name="T2">robot touches head and says “touch head”</text:span></text:p>
            <text:p/>
            <text:p><text:span text:style-name="T3">Prerequisite: </text:span></text:p>
            <text:p><text:span text:style-name="T11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 is selected at random</text:p>
          </table:table-cell>
          <table:table-cell table:number-columns-repeated="2" table:style-name="ce54" office:value-type="string" calcext:value-type="string">
            <text:p>robot understands and touches head and says “touch hea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han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10">When: 2</text:span></text:p>
            <text:p/>
            <text:p><text:span text:style-name="T1">Then: </text:span><text:span text:style-name="T2">robot touches hand and says “touch hand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touch hand”</text:p>
          </table:table-cell>
          <table:table-cell table:style-name="ce54" office:value-type="string" calcext:value-type="string">
            <text:p>robot understands and touches hand while saying “touch hand”</text:p>
          </table:table-cell>
          <table:table-cell table:style-name="ce54" office:value-type="string" calcext:value-type="string">
            <text:p>robot understands and touches hand and says “touch han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6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ches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3</text:span></text:p>
            <text:p/>
            <text:p><text:span text:style-name="T1">Then: </text:span><text:span text:style-name="T2">robot touches chest and says “touch chest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3 is selected at random</text:p>
          </table:table-cell>
          <table:table-cell table:style-name="ce54" office:value-type="string" calcext:value-type="string">
            <text:p>robot understands and touches chest and says “touch chest”</text:p>
          </table:table-cell>
          <table:table-cell table:style-name="ce54" office:value-type="string" calcext:value-type="string">
            <text:p>robot understands and touches chest and says “touch ches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7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25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raise both arms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10">When: 4</text:span></text:p>
            <text:p/>
            <text:p><text:span text:style-name="T1">Then: </text:span><text:span text:style-name="T2">robot raises both hands and says “raise both arms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number-columns-repeated="2" table:style-name="ce54" office:value-type="string" calcext:value-type="string">
            <text:p>robot is in idle mod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say “raise both arms”</text:p>
          </table:table-cell>
          <table:table-cell table:number-columns-repeated="2" table:style-name="ce54" office:value-type="string" calcext:value-type="string">
            <text:p>robot understands and raises both hands and says “raise both arms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say incorrect phrase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8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raise one arm</text:p>
          </table:table-cell>
          <table:table-cell table:style-name="ce48" office:value-type="string" calcext:value-type="string" table:number-columns-spanned="1" table:number-rows-spanned="4">
            <text:p><text:span text:style-name="T12">Given: </text:span><text:span text:style-name="T13">random number is selected</text:span></text:p>
            <text:p/>
            <text:p><text:span text:style-name="T10">When: 5</text:span></text:p>
            <text:p/>
            <text:p><text:span text:style-name="T1">Then: </text:span><text:span text:style-name="T2">robot raises one arm and says “raise one arm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5 is selected at random</text:p>
          </table:table-cell>
          <table:table-cell table:number-columns-repeated="2" table:style-name="ce54" office:value-type="string" calcext:value-type="string">
            <text:p>robot understands and raises one arm and says “raise one arm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29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touch knee</text:p>
          </table:table-cell>
          <table:table-cell table:style-name="ce48" office:value-type="string" calcext:value-type="string" table:number-columns-spanned="1" table:number-rows-spanned="4">
            <text:p><text:span text:style-name="T8">Given: </text:span><text:span text:style-name="T9">random number is selected</text:span></text:p>
            <text:p/>
            <text:p><text:span text:style-name="T5">When: </text:span><text:span text:style-name="T6">6</text:span></text:p>
            <text:p/>
            <text:p><text:span text:style-name="T1">Then: </text:span><text:span text:style-name="T2">robot touches knee and says “touch knee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6 is selected at random</text:p>
          </table:table-cell>
          <table:table-cell table:number-columns-repeated="2" table:style-name="ce54" office:value-type="string" calcext:value-type="string">
            <text:p>robot understands and touches knee and says “touch knee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0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1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one arm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7</text:span></text:p>
            <text:p/>
            <text:p><text:span text:style-name="T1">Then: </text:span><text:span text:style-name="T2">robot holds one arm forward and says “hold one arm forward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7 is selected at random</text:p>
          </table:table-cell>
          <table:table-cell table:number-columns-repeated="2" table:style-name="ce54" office:value-type="string" calcext:value-type="string">
            <text:p>robot understands and holds one arm forward and says “hold one arm forwar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1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both arms forward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8</text:span></text:p>
            <text:p/>
            <text:p><text:span text:style-name="T1">Then: </text:span><text:span text:style-name="T2">robot holds both arms forward and says “hold both arms forward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8 is selected at random</text:p>
          </table:table-cell>
          <table:table-cell table:number-columns-repeated="2" table:style-name="ce54" office:value-type="string" calcext:value-type="string">
            <text:p>robot understands and holds both arms forward and says “hold both arms forward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2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9</text:span></text:p>
            <text:p/>
            <text:p><text:span text:style-name="T1">Then: </text:span><text:span text:style-name="T2">robot holds one arm out and says “hold one arm out”</text:span></text:p>
            <text:p/>
            <text:p><text:span text:style-name="T3">Prerequisite: </text:span></text:p>
            <text:p><text:span text:style-name="T7">“without” dialogue tree is selected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9 is selected at random</text:p>
          </table:table-cell>
          <table:table-cell table:number-columns-repeated="2" table:style-name="ce54" office:value-type="string" calcext:value-type="string">
            <text:p>robot understands and holds one arm out and says “hold one arm out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3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hold both arms out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12">When: </text:span><text:span text:style-name="T13">10</text:span></text:p>
            <text:p/>
            <text:p><text:span text:style-name="T1">Then: </text:span><text:span text:style-name="T2">robot holds both arms out and says “hold both arms out”</text:span></text:p>
            <text:p/>
            <text:p><text:span text:style-name="T3">Prerequisite: </text:span></text:p>
            <text:p><text:span text:style-name="T7">“without” dialogue tree is selected</text:span></text:p>
            <text:p><text:span text:style-name="T7"/></text:p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8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0 is selected at random</text:p>
          </table:table-cell>
          <table:table-cell table:number-columns-repeated="2" table:style-name="ce54" office:value-type="string" calcext:value-type="string">
            <text:p>robot understands and holds both arms out and says “hold both arms out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4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3"/>
          <table:table-cell table:style-name="ce36"/>
          <table:table-cell table:style-name="ce48"/>
          <table:table-cell table:number-columns-repeated="1014"/>
        </table:table-row>
        <table:table-row table:style-name="ro4">
          <table:table-cell/>
          <table:table-cell table:style-name="ce44" table:number-columns-spanned="1" table:number-rows-spanned="4"/>
          <table:table-cell table:style-name="ce48" office:value-type="string" calcext:value-type="string" table:number-columns-spanned="1" table:number-rows-spanned="4">
            <text:p>dab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random number is selected</text:span></text:p>
            <text:p/>
            <text:p><text:span text:style-name="T5">When: </text:span><text:span text:style-name="T6">11</text:span></text:p>
            <text:p/>
            <text:p><text:span text:style-name="T1">Then: </text:span><text:span text:style-name="T2">robot dabs and says “dab”</text:span></text:p>
            <text:p/>
            <text:p><text:span text:style-name="T3">Prerequisite: </text:span></text:p>
            <text:p><text:span text:style-name="T7">“without” dialogue tree is selected”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“Without” dialogue tree is selected</text:p>
          </table:table-cell>
          <table:table-cell table:number-columns-repeated="2" table:style-name="ce54" office:value-type="string" calcext:value-type="string">
            <text:p>robot is in “without” dialogue tree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Number 11 is selected at random</text:p>
          </table:table-cell>
          <table:table-cell table:number-columns-repeated="2" table:style-name="ce54" office:value-type="string" calcext:value-type="string">
            <text:p>robot understands and dabs and says “dab”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4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wrong number is selected</text:p>
          </table:table-cell>
          <table:table-cell table:number-columns-repeated="2" table:style-name="ce54" office:value-type="string" calcext:value-type="string">
            <text:p>robot does not understand and does not follow prompt</text:p>
          </table:table-cell>
          <table:table-cell table:style-name="ce16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5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53"/>
        <table:table-column table:style-name="co12" table:default-cell-style-name="ce41"/>
        <table:table-column table:style-name="co7" table:default-cell-style-name="ce41"/>
        <table:table-column table:style-name="co13" table:default-cell-style-name="ce41"/>
        <table:table-column table:style-name="co14" table:default-cell-style-name="ce53"/>
        <table:table-column table:style-name="co10" table:default-cell-style-name="ce60"/>
        <table:table-column table:style-name="co11" table:number-columns-repeated="1014" table:default-cell-style-name="ce41"/>
        <table:table-row table:style-name="ro1">
          <table:table-cell table:style-name="ce40"/>
          <table:table-cell table:style-name="ce42" table:number-columns-repeated="3"/>
          <table:table-cell table:style-name="ce51"/>
          <table:table-cell table:style-name="ce42" table:number-columns-repeated="3"/>
          <table:table-cell table:style-name="ce51"/>
          <table:table-cell table:style-name="ce58"/>
          <table:table-cell table:number-columns-repeated="1014"/>
        </table:table-row>
        <table:table-row table:style-name="ro2">
          <table:table-cell table:style-name="ce40"/>
          <table:table-cell table:style-name="ce43" office:value-type="string" calcext:value-type="string">
            <text:p>Test Case ID</text:p>
          </table:table-cell>
          <table:table-cell table:style-name="ce43" office:value-type="string" calcext:value-type="string">
            <text:p>Test Name</text:p>
          </table:table-cell>
          <table:table-cell table:style-name="ce43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59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4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5"/>
          <table:covered-table-cell table:number-columns-repeated="2" table:style-name="ce49"/>
          <table:table-cell table:style-name="ce44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6">
          <table:table-cell/>
          <table:covered-table-cell table:style-name="ce46"/>
          <table:covered-table-cell table:number-columns-repeated="2" table:style-name="ce50"/>
          <table:table-cell table:style-name="ce44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41"/>
        <table:table-column table:style-name="co11" table:default-cell-style-name="ce41"/>
        <table:table-column table:style-name="co2" table:default-cell-style-name="ce41"/>
        <table:table-column table:style-name="co4" table:default-cell-style-name="ce41"/>
        <table:table-column table:style-name="co5" table:default-cell-style-name="ce53"/>
        <table:table-column table:style-name="co12" table:default-cell-style-name="ce41"/>
        <table:table-column table:style-name="co7" table:default-cell-style-name="ce41"/>
        <table:table-column table:style-name="co13" table:default-cell-style-name="ce41"/>
        <table:table-column table:style-name="co14" table:default-cell-style-name="ce53"/>
        <table:table-column table:style-name="co11" table:number-columns-repeated="1015" table:default-cell-style-name="ce41"/>
        <table:table-row table:style-name="ro36">
          <table:table-cell/>
          <table:table-cell table:style-name="ce42"/>
          <table:table-cell table:style-name="ce43" office:value-type="string" calcext:value-type="string">
            <text:p>Test ID</text:p>
          </table:table-cell>
          <table:table-cell table:style-name="ce43" office:value-type="string" calcext:value-type="string">
            <text:p>Test Description/Scenario</text:p>
          </table:table-cell>
          <table:table-cell table:style-name="ce52" office:value-type="string" calcext:value-type="string">
            <text:p>TC #</text:p>
          </table:table-cell>
          <table:table-cell table:style-name="ce43" office:value-type="string" calcext:value-type="string">
            <text:p>Test Steps</text:p>
          </table:table-cell>
          <table:table-cell table:style-name="ce43" office:value-type="string" calcext:value-type="string">
            <text:p>Expected Result</text:p>
          </table:table-cell>
          <table:table-cell table:style-name="ce43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number-columns-repeated="1015"/>
        </table:table-row>
        <table:table-row table:style-name="ro36">
          <table:table-cell/>
          <table:table-cell table:style-name="ce44" office:value-type="string" calcext:value-type="string" table:number-columns-spanned="1" table:number-rows-spanned="4">
            <text:p>Positive Test Case</text:p>
          </table:table-cell>
          <table:table-cell table:style-name="ce44" office:value-type="float" office:value="1.01" calcext:value-type="float" table:number-columns-spanned="1" table:number-rows-spanned="4">
            <text:p>1.01</text:p>
          </table:table-cell>
          <table:table-cell table:style-name="ce4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Open your Browser, and enter URL 'Facebook.com'</text:p>
          </table:table-cell>
          <table:table-cell table:style-name="ce54" office:value-type="string" calcext:value-type="string">
            <text:p>Facebook logon page appears</text:p>
          </table:table-cell>
          <table:table-cell table:style-name="ce54" office:value-type="string" calcext:value-type="string">
            <text:p>Logon page appears 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6">
          <table:table-cell/>
          <table:covered-table-cell table:number-columns-repeated="2" table:style-name="ce45"/>
          <table:covered-table-cell table:style-name="ce49"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Enter your username in the field</text:p>
          </table:table-cell>
          <table:table-cell table:style-name="ce54" office:value-type="string" calcext:value-type="string">
            <text:p>Username is entered</text:p>
          </table:table-cell>
          <table:table-cell table:style-name="ce54" office:value-type="string" calcext:value-type="string">
            <text:p>Name entered 'JFX272'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/>
          <table:covered-table-cell table:number-columns-repeated="2" table:style-name="ce45"/>
          <table:covered-table-cell table:style-name="ce49"/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Enter your Password </text:p>
          </table:table-cell>
          <table:table-cell table:style-name="ce54" office:value-type="string" calcext:value-type="string">
            <text:p>Password is entered</text:p>
          </table:table-cell>
          <table:table-cell table:style-name="ce54" office:value-type="string" calcext:value-type="string">
            <text:p>Password entered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/>
          <table:covered-table-cell table:number-columns-repeated="2" table:style-name="ce46"/>
          <table:covered-table-cell table:style-name="ce50"/>
          <table:table-cell table:style-name="ce44" office:value-type="float" office:value="4" calcext:value-type="float">
            <text:p>4</text:p>
          </table:table-cell>
          <table:table-cell table:style-name="ce54" office:value-type="string" calcext:value-type="string">
            <text:p>Click [Login] button</text:p>
          </table:table-cell>
          <table:table-cell table:style-name="ce54" office:value-type="string" calcext:value-type="string">
            <text:p>User is successfully logged into the Facebook account </text:p>
          </table:table-cell>
          <table:table-cell table:style-name="ce54" office:value-type="string" calcext:value-type="string">
            <text:p>Account opened as expected</text:p>
          </table:table-cell>
          <table:table-cell table:style-name="ce61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09:31:08.424684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4T10:15:49.554910508</dc:date>
    <meta:generator>LibreOffice/6.0.3.2$Linux_X86_64 LibreOffice_project/00m0$Build-2</meta:generator>
    <meta:editing-duration>PT1H35M45S</meta:editing-duration>
    <meta:editing-cycles>13</meta:editing-cycles>
    <meta:document-statistic meta:table-count="3" meta:cell-count="5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